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06in" style:rel-column-width="2492*"/>
    </style:style>
    <style:style style:name="Table2.B" style:family="table-column">
      <style:table-column-properties style:column-width="1.7319in" style:rel-column-width="24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2*"/>
    </style:style>
    <style:style style:name="Table3.B" style:family="table-column">
      <style:table-column-properties style:column-width="1.7319in" style:rel-column-width="249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06in" style:rel-column-width="2492*"/>
    </style:style>
    <style:style style:name="Table4.B" style:family="table-column">
      <style:table-column-properties style:column-width="1.7319in" style:rel-column-width="249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06in" style:rel-column-width="2492*"/>
    </style:style>
    <style:style style:name="Table5.B" style:family="table-column">
      <style:table-column-properties style:column-width="1.7319in" style:rel-column-width="249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06in" style:rel-column-width="2492*"/>
    </style:style>
    <style:style style:name="Table6.B" style:family="table-column">
      <style:table-column-properties style:column-width="1.7319in" style:rel-column-width="249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af141" officeooo:paragraph-rsid="00197f55"/>
    </style:style>
    <style:style style:name="P2" style:family="paragraph" style:parent-style-name="Standard">
      <style:text-properties officeooo:rsid="000c8f9a" officeooo:paragraph-rsid="00197f55"/>
    </style:style>
    <style:style style:name="P3" style:family="paragraph" style:parent-style-name="Standard">
      <style:text-properties officeooo:paragraph-rsid="00197f55"/>
    </style:style>
    <style:style style:name="P4" style:family="paragraph" style:parent-style-name="Standard">
      <style:text-properties officeooo:rsid="00197f55" officeooo:paragraph-rsid="00197f55"/>
    </style:style>
    <style:style style:name="P5" style:family="paragraph" style:parent-style-name="Table_20_Contents">
      <style:text-properties officeooo:rsid="000af141" officeooo:paragraph-rsid="00197f55"/>
    </style:style>
    <style:style style:name="P6" style:family="paragraph" style:parent-style-name="Table_20_Contents">
      <style:text-properties officeooo:rsid="000c8f9a" officeooo:paragraph-rsid="00197f55"/>
    </style:style>
    <style:style style:name="P7" style:family="paragraph" style:parent-style-name="Table_20_Contents">
      <style:text-properties officeooo:paragraph-rsid="00197f55"/>
    </style:style>
    <style:style style:name="P8" style:family="paragraph" style:parent-style-name="Table_20_Contents">
      <style:text-properties officeooo:rsid="00197f55" officeooo:paragraph-rsid="00197f55"/>
    </style:style>
    <style:style style:name="T1" style:family="text">
      <style:text-properties officeooo:rsid="000af141"/>
    </style:style>
    <style:style style:name="T2" style:family="text">
      <style:text-properties officeooo:rsid="000c8f9a"/>
    </style:style>
    <style:style style:name="T3" style:family="text">
      <style:text-properties officeooo:rsid="00197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9"/>ĐỀ <text:span text:style-name="T1">THI HỌC KÌ TIN ĐẠI CƯƠNG DEMO2</text:span></text:p>
      <text:p text:style-name="P3"/>
      <text:p text:style-name="P1">Câu 1:</text:p>
      <text:p text:style-name="P1">Nhập vào 1 số nguyên dương N và in ra màn hình 2 số đằng trước N và đằng sau N và cả N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Input:</text:p>
            <text:p text:style-name="P5">3</text:p>
          </table:table-cell>
          <table:table-cell table:style-name="Table1.B1" office:value-type="string">
            <text:p text:style-name="P7">Output:</text:p>
            <text:p text:style-name="P5">1 2 3 4 5</text:p>
          </table:table-cell>
        </table:table-row>
      </table:table>
      <text:p text:style-name="P1"><text:s/></text:p>
      <text:p text:style-name="P1"/>
      <text:p text:style-name="P1">Câu 2:</text:p>
      <text:p text:style-name="P1">Nhập vào 2 số nguyên dương n và m tương ứng với điểm <text:span text:style-name="T3">2 môn toán và tin</text:span>. In ra màn hình <text:span text:style-name="T3">là “Gioi”</text:span></text:p>
      <text:p text:style-name="P4">nếu điểm trung bình 2 môn lớn hơn hoặc bằng 8. In ra “Kha” nếu điểm trung bình 2 môn lớn hơn hoặc bằng 6.5 và nhỏ hơn 8. In ra “Kem” nếu điểm trung bình nhỏ hơn 6.5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7">Input:</text:p>
            <text:p text:style-name="P8">8 9</text:p>
          </table:table-cell>
          <table:table-cell table:style-name="Table2.A1" office:value-type="string">
            <text:p text:style-name="P7">Input:</text:p>
            <text:p text:style-name="P8">6 7</text:p>
          </table:table-cell>
          <table:table-cell table:style-name="Table2.A1" office:value-type="string">
            <text:p text:style-name="P5">Input:</text:p>
            <text:p text:style-name="P8">4 5</text:p>
          </table:table-cell>
          <table:table-cell table:style-name="Table2.A1" office:value-type="string">
            <text:p text:style-name="P7">Input:</text:p>
            <text:p text:style-name="P8">1 2</text:p>
          </table:table-cell>
        </table:table-row>
        <table:table-row>
          <table:table-cell table:style-name="Table2.A2" office:value-type="string">
            <text:p text:style-name="P5">Output:</text:p>
            <text:p text:style-name="P8">Gioi</text:p>
          </table:table-cell>
          <table:table-cell table:style-name="Table2.A2" office:value-type="string">
            <text:p text:style-name="P7">Output:</text:p>
            <text:p text:style-name="P8">Kha</text:p>
          </table:table-cell>
          <table:table-cell table:style-name="Table2.A2" office:value-type="string">
            <text:p text:style-name="P7">Output:</text:p>
            <text:p text:style-name="P8">Kem</text:p>
          </table:table-cell>
          <table:table-cell table:style-name="Table2.A2" office:value-type="string">
            <text:p text:style-name="P5">Output:</text:p>
            <text:p text:style-name="P8">Kem</text:p>
          </table:table-cell>
        </table:table-row>
      </table:table>
      <text:p text:style-name="P3"/>
      <text:p text:style-name="P3"/>
      <text:p text:style-name="P1">Câu 3:</text:p>
      <text:p text:style-name="P1">Nhập vào 1 số nguyên N. Kiểm tra xem N có phải là số đối <text:span text:style-name="T3">xứng</text:span> hay không? Nếu có in ra màn hình “YES”, nếu không thì in ra màn hình “NO”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office:value-type="string">
            <text:p text:style-name="P7">Input:</text:p>
            <text:p text:style-name="P5">2</text:p>
          </table:table-cell>
          <table:table-cell table:style-name="Table3.A1" office:value-type="string">
            <text:p text:style-name="P7">Input:</text:p>
            <text:p text:style-name="P8">12</text:p>
          </table:table-cell>
          <table:table-cell table:style-name="Table3.A1" office:value-type="string">
            <text:p text:style-name="P5">Input:</text:p>
            <text:p text:style-name="P5">23<text:span text:style-name="T3">2</text:span></text:p>
          </table:table-cell>
          <table:table-cell table:style-name="Table3.A1" office:value-type="string">
            <text:p text:style-name="P7">Input:</text:p>
            <text:p text:style-name="P5">249</text:p>
          </table:table-cell>
        </table:table-row>
        <table:table-row>
          <table:table-cell table:style-name="Table3.A2" office:value-type="string">
            <text:p text:style-name="P5">Output:</text:p>
            <text:p text:style-name="P5">YES</text:p>
          </table:table-cell>
          <table:table-cell table:style-name="Table3.A2" office:value-type="string">
            <text:p text:style-name="P7">Output:</text:p>
            <text:p text:style-name="P5">NO</text:p>
          </table:table-cell>
          <table:table-cell table:style-name="Table3.A2" office:value-type="string">
            <text:p text:style-name="P7">Output:</text:p>
            <text:p text:style-name="P5">YES</text:p>
          </table:table-cell>
          <table:table-cell table:style-name="Table3.A2" office:value-type="string">
            <text:p text:style-name="P5">Output:</text:p>
            <text:p text:style-name="P5">NO</text:p>
          </table:table-cell>
        </table:table-row>
      </table:table>
      <text:p text:style-name="P3"/>
      <text:p text:style-name="P1">Câu 4: </text:p>
      <text:p text:style-name="P2">Nhập vào một số nguyên dương N. In ra màn hình kết quả là <text:span text:style-name="T3">tổng từ 1 đến N.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P7">Input:</text:p>
            <text:p text:style-name="P6">2</text:p>
          </table:table-cell>
          <table:table-cell table:style-name="Table4.A1" office:value-type="string">
            <text:p text:style-name="P7">Input:</text:p>
            <text:p text:style-name="P6">3</text:p>
          </table:table-cell>
          <table:table-cell table:style-name="Table4.A1" office:value-type="string">
            <text:p text:style-name="P5">Input:</text:p>
            <text:p text:style-name="P6">5</text:p>
          </table:table-cell>
          <table:table-cell table:style-name="Table4.A1" office:value-type="string">
            <text:p text:style-name="P7">Input:</text:p>
            <text:p text:style-name="P6">6</text:p>
          </table:table-cell>
        </table:table-row>
        <table:table-row>
          <table:table-cell table:style-name="Table4.A2" office:value-type="string">
            <text:p text:style-name="P5">Output:</text:p>
            <text:p text:style-name="P8">3</text:p>
          </table:table-cell>
          <table:table-cell table:style-name="Table4.A2" office:value-type="string">
            <text:p text:style-name="P7">Output:</text:p>
            <text:p text:style-name="P8">6</text:p>
          </table:table-cell>
          <table:table-cell table:style-name="Table4.A2" office:value-type="string">
            <text:p text:style-name="P7">Output:</text:p>
            <text:p text:style-name="P8">15</text:p>
          </table:table-cell>
          <table:table-cell table:style-name="Table4.A2" office:value-type="string">
            <text:p text:style-name="P5">Outpu<text:span text:style-name="T2">t:</text:span></text:p>
            <text:p text:style-name="P8">21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âu 5:</text:p>
      <text:p text:style-name="P2">Nhập vào một số nguyên dương N. In ra màn hình kết quả là số <text:span text:style-name="T3">hoàn hảo</text:span> tiếp theo của số nguyên N đó.</text:p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7">Input:</text:p>
            <text:p text:style-name="P6">2</text:p>
          </table:table-cell>
          <table:table-cell table:style-name="Table5.A1" office:value-type="string">
            <text:p text:style-name="P7">Input:</text:p>
            <text:p text:style-name="P8">10</text:p>
          </table:table-cell>
          <table:table-cell table:style-name="Table5.A1" office:value-type="string">
            <text:p text:style-name="P5">Input:</text:p>
            <text:p text:style-name="P8">100</text:p>
          </table:table-cell>
          <table:table-cell table:style-name="Table5.A1" office:value-type="string">
            <text:p text:style-name="P7">Input:</text:p>
            <text:p text:style-name="P8">1000</text:p>
          </table:table-cell>
        </table:table-row>
        <table:table-row>
          <table:table-cell table:style-name="Table5.A2" office:value-type="string">
            <text:p text:style-name="P5">Output:</text:p>
            <text:p text:style-name="P8">6</text:p>
          </table:table-cell>
          <table:table-cell table:style-name="Table5.A2" office:value-type="string">
            <text:p text:style-name="P7">Output:</text:p>
            <text:p text:style-name="P8">28</text:p>
          </table:table-cell>
          <table:table-cell table:style-name="Table5.A2" office:value-type="string">
            <text:p text:style-name="P7">Output:</text:p>
            <text:p text:style-name="P8">496</text:p>
          </table:table-cell>
          <table:table-cell table:style-name="Table5.A2" office:value-type="string">
            <text:p text:style-name="P5">Output:</text:p>
            <text:p text:style-name="P8">8128</text:p>
          </table:table-cell>
        </table:table-row>
      </table:table>
      <text:p text:style-name="P2"/>
      <text:p text:style-name="P2">Câu 6:</text:p>
      <text:p text:style-name="P2">Nhập vào một số nguyên dương N. In ra màn hình kết quả là <text:span text:style-name="T3">của trung bình cộng của n số nguyên dương nhập vào</text:span></text:p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7">Input:</text:p>
            <text:p text:style-name="P6">2 </text:p>
            <text:p text:style-name="P8">1 2</text:p>
          </table:table-cell>
          <table:table-cell table:style-name="Table6.A1" office:value-type="string">
            <text:p text:style-name="P7">Input:</text:p>
            <text:p text:style-name="P8">3 </text:p>
            <text:p text:style-name="P8">1 2 3</text:p>
          </table:table-cell>
          <table:table-cell table:style-name="Table6.A1" office:value-type="string">
            <text:p text:style-name="P5">Input:</text:p>
            <text:p text:style-name="P8">4</text:p>
            <text:p text:style-name="P8">1 2 3 4</text:p>
          </table:table-cell>
          <table:table-cell table:style-name="Table6.A1" office:value-type="string">
            <text:p text:style-name="P7">Input:</text:p>
            <text:p text:style-name="P8">5</text:p>
            <text:p text:style-name="P8">1 2 3 4 5</text:p>
          </table:table-cell>
        </table:table-row>
        <table:table-row>
          <table:table-cell table:style-name="Table6.A2" office:value-type="string">
            <text:p text:style-name="P5">Output:</text:p>
            <text:p text:style-name="P8">1.5</text:p>
          </table:table-cell>
          <table:table-cell table:style-name="Table6.A2" office:value-type="string">
            <text:p text:style-name="P7">Output:</text:p>
            <text:p text:style-name="P8">2</text:p>
          </table:table-cell>
          <table:table-cell table:style-name="Table6.A2" office:value-type="string">
            <text:p text:style-name="P7">Output:</text:p>
            <text:p text:style-name="P8">2.5</text:p>
          </table:table-cell>
          <table:table-cell table:style-name="Table6.A2" office:value-type="string">
            <text:p text:style-name="P5">Output:</text:p>
            <text:p text:style-name="P8">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01:45.851255709</meta:creation-date>
    <dc:date>2018-11-14T15:11:27.134909022</dc:date>
    <meta:editing-duration>PT9M41S</meta:editing-duration>
    <meta:editing-cycles>1</meta:editing-cycles>
    <meta:document-statistic meta:table-count="6" meta:image-count="0" meta:object-count="0" meta:page-count="2" meta:paragraph-count="103" meta:word-count="314" meta:character-count="1258" meta:non-whitespace-character-count="1013"/>
    <meta:generator>LibreOffice/5.1.6.2$Linux_X86_64 LibreOffice_project/10m0$Build-2</meta:generator>
  </office:meta>
</office:document-meta>
</file>